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01cm" loext:contextual-spacing="false"/>
      <style:text-properties officeooo:rsid="000f6b88" officeooo:paragraph-rsid="000f6b88"/>
    </style:style>
    <style:style style:name="P2" style:family="paragraph" style:parent-style-name="Standard">
      <style:paragraph-properties fo:margin-top="0cm" fo:margin-bottom="0.101cm" loext:contextual-spacing="false"/>
      <style:text-properties officeooo:paragraph-rsid="000f6b88"/>
    </style:style>
    <style:style style:name="P3" style:family="paragraph" style:parent-style-name="Heading_20_1">
      <style:paragraph-properties fo:text-align="center" style:justify-single-word="false" fo:break-before="pag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Standard">
      <style:paragraph-properties fo:margin-top="0cm" fo:margin-bottom="0.101cm" loext:contextual-spacing="false"/>
    </style:style>
    <style:style style:name="P6" style:family="paragraph" style:parent-style-name="Standard" style:list-style-name="L1">
      <style:paragraph-properties fo:margin-top="0cm" fo:margin-bottom="0.101cm" loext:contextual-spacing="false"/>
      <style:text-properties officeooo:rsid="000f6b88" officeooo:paragraph-rsid="000f6b88"/>
    </style:style>
    <style:style style:name="P7" style:family="paragraph" style:parent-style-name="Standard">
      <style:paragraph-properties fo:margin-top="0cm" fo:margin-bottom="0.101cm" loext:contextual-spacing="false"/>
      <style:text-properties officeooo:rsid="000f6b88" officeooo:paragraph-rsid="000f6b88"/>
    </style:style>
    <style:style style:name="P8" style:family="paragraph" style:parent-style-name="Standard" style:list-style-name="L2">
      <style:paragraph-properties fo:margin-top="0cm" fo:margin-bottom="0.101cm" loext:contextual-spacing="false"/>
      <style:text-properties officeooo:rsid="000f6b88" officeooo:paragraph-rsid="00114981"/>
    </style:style>
    <style:style style:name="P9" style:family="paragraph" style:parent-style-name="Standard" style:list-style-name="L3">
      <style:paragraph-properties fo:margin-top="0cm" fo:margin-bottom="0.101cm" loext:contextual-spacing="false"/>
      <style:text-properties officeooo:rsid="000f6b88" officeooo:paragraph-rsid="00115228"/>
    </style:style>
    <style:style style:name="P10" style:family="paragraph" style:parent-style-name="Standard" style:list-style-name="L3">
      <style:paragraph-properties fo:margin-top="0cm" fo:margin-bottom="0.101cm" loext:contextual-spacing="false"/>
      <style:text-properties officeooo:rsid="000f6b88" officeooo:paragraph-rsid="0016642a"/>
    </style:style>
    <style:style style:name="P11" style:family="paragraph" style:parent-style-name="Standard" style:list-style-name="L2">
      <style:paragraph-properties fo:margin-top="0cm" fo:margin-bottom="0.101cm" loext:contextual-spacing="false"/>
      <style:text-properties officeooo:paragraph-rsid="00114981"/>
    </style:style>
    <style:style style:name="P12" style:family="paragraph" style:parent-style-name="Standard">
      <style:paragraph-properties fo:margin-top="0cm" fo:margin-bottom="0.101cm" loext:contextual-spacing="false"/>
      <style:text-properties officeooo:paragraph-rsid="000f6b88"/>
    </style:style>
    <style:style style:name="P13" style:family="paragraph" style:parent-style-name="Standard">
      <style:paragraph-properties fo:margin-top="0cm" fo:margin-bottom="0.101cm" loext:contextual-spacing="false"/>
      <style:text-properties fo:font-weight="bold" officeooo:rsid="000f6b88" officeooo:paragraph-rsid="000f6b88" style:font-weight-asian="bold" style:font-weight-complex="bold"/>
    </style:style>
    <style:style style:name="P14" style:family="paragraph" style:parent-style-name="Standard">
      <style:paragraph-properties fo:margin-top="0cm" fo:margin-bottom="0.101cm" loext:contextual-spacing="false"/>
      <style:text-properties officeooo:rsid="0012ea1a" officeooo:paragraph-rsid="0012ea1a"/>
    </style:style>
    <style:style style:name="P15" style:family="paragraph" style:parent-style-name="Standard" style:list-style-name="L5">
      <style:paragraph-properties fo:margin-top="0cm" fo:margin-bottom="0.101cm" loext:contextual-spacing="false"/>
      <style:text-properties officeooo:rsid="0012ea1a" officeooo:paragraph-rsid="0012ea1a"/>
    </style:style>
    <style:style style:name="P16" style:family="paragraph" style:parent-style-name="Standard">
      <style:paragraph-properties fo:margin-top="0cm" fo:margin-bottom="0.101cm" loext:contextual-spacing="false"/>
      <style:text-properties officeooo:paragraph-rsid="0012ea1a"/>
    </style:style>
    <style:style style:name="P17" style:family="paragraph" style:parent-style-name="Standard" style:list-style-name="L6">
      <style:paragraph-properties fo:margin-top="0cm" fo:margin-bottom="0.101cm" loext:contextual-spacing="false"/>
    </style:style>
    <style:style style:name="P18" style:family="paragraph" style:parent-style-name="Standard" style:list-style-name="L4">
      <style:paragraph-properties fo:margin-top="0cm" fo:margin-bottom="0.101cm" loext:contextual-spacing="false"/>
      <style:text-properties officeooo:paragraph-rsid="0012ea1a"/>
    </style:style>
    <style:style style:name="P19" style:family="paragraph" style:parent-style-name="Standard">
      <style:paragraph-properties fo:margin-top="0cm" fo:margin-bottom="0.101cm" loext:contextual-spacing="false"/>
      <style:text-properties officeooo:paragraph-rsid="00115228"/>
    </style:style>
    <style:style style:name="P20" style:family="paragraph" style:parent-style-name="Standard">
      <style:paragraph-properties fo:margin-top="0cm" fo:margin-bottom="0.101cm" loext:contextual-spacing="false"/>
      <style:text-properties officeooo:paragraph-rsid="0014a18f"/>
    </style:style>
    <style:style style:name="P21" style:family="paragraph" style:parent-style-name="Standard">
      <style:paragraph-properties fo:margin-top="0cm" fo:margin-bottom="0.101cm" loext:contextual-spacing="false"/>
      <style:text-properties officeooo:paragraph-rsid="0016642a"/>
    </style:style>
    <style:style style:name="P22" style:family="paragraph" style:parent-style-name="Text_20_body">
      <style:paragraph-properties fo:margin-top="0cm" fo:margin-bottom="0.101cm" loext:contextual-spacing="false" fo:text-align="center" style:justify-single-word="false"/>
      <style:text-properties officeooo:rsid="0012ea1a" officeooo:paragraph-rsid="0012ea1a"/>
    </style:style>
    <style:style style:name="T1" style:family="text">
      <style:text-properties officeooo:rsid="000f6b8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6b88" style:font-style-asian="italic" style:font-style-complex="italic"/>
    </style:style>
    <style:style style:name="T4" style:family="text">
      <style:text-properties fo:font-style="italic" officeooo:rsid="0014a18f" style:font-style-asian="italic" style:font-style-complex="italic"/>
    </style:style>
    <style:style style:name="T5" style:family="text">
      <style:text-properties officeooo:rsid="00114981"/>
    </style:style>
    <style:style style:name="T6" style:family="text">
      <style:text-properties officeooo:rsid="0012ea1a"/>
    </style:style>
    <style:style style:name="T7" style:family="text">
      <style:text-properties fo:font-style="normal" officeooo:rsid="00140d11" style:font-style-asian="normal" style:font-style-complex="normal"/>
    </style:style>
    <style:style style:name="T8" style:family="text">
      <style:text-properties officeooo:rsid="0014a18f"/>
    </style:style>
    <style:style style:name="T9" style:family="text">
      <style:text-properties officeooo:rsid="00152b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65cm" fo:text-indent="-0.635cm" fo:margin-left="1.0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65cm" fo:text-indent="-0.635cm" fo:margin-left="1.0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Eine TRIZ-Aufgabe</text:h>
      <text:p text:style-name="P22">English and Russian versions below</text:p>
      <text:p text:style-name="P22">Английская и русская версии ниже</text:p>
      <text:p text:style-name="P14">Die TRIZ-Methodik kann nicht nur auf technische Systeme angewendet werden, sondern auch auf allgemeinere Systeme, einschließlich des Systems der TRIZ-Methodik selbst.</text:p>
      <text:p text:style-name="P16"><text:span text:style-name="T6">Zu lösen ist die folgende Aufgabe:</text:span></text:p>
      <text:list xml:id="list3174647707" text:style-name="L5">
        <text:list-item>
          <text:p text:style-name="P15">(D) (Quellen: Petrov, Rubin; entnommen aus einer allgemeineren Quelle). Ein Gesetz ist eine notwendige, wesentliche, stabile, wiederkehrende Beziehung zwischen Phänomenen in der Natur und der Gesellschaft.</text:p>
        </text:list-item>
        <text:list-item>
          <text:p text:style-name="P15">(A) Ein Blatt und ein Stein fallen mit der gleichen Geschwindigkeit (Aussage von Galilei).</text:p>
        </text:list-item>
        <text:list-item>
          <text:p text:style-name="P15">(B) Ein Blatt und ein Stein fallen mit unterschiedlicher Geschwindigkeit (Alltagserfahrung).</text:p>
        </text:list-item>
      </text:list>
      <text:p text:style-name="P14">Nach (D) sind (A) und (B) Gesetze.</text:p>
      <text:p text:style-name="P14">Untersuchen Sie, ob dieses System widersprüchlich ist, und wenn ja, lösen Sie den Widerspruch mit Hilfe der TRIZ-Methodik.</text:p>
      <text:p text:style-name="P1"/>
      <text:p text:style-name="P13">Es wird folgende Lösung vorgeschlagen:</text:p>
      <text:list xml:id="list54845629" text:style-name="L1">
        <text:list-item>
          <text:p text:style-name="P6">(A) und (B) sind im selben Kontext widersprüchlich, also sollte eine Separierung der Bedingungen erfolgen. Bedingungen sind hier die Kontexte (KA) und (KB) , in welchem die jeweilige Aussage steht.</text:p>
        </text:list-item>
        <text:list-item>
          <text:p text:style-name="P6">(D) steht in Beziehung zu beiden Kontexten, ist in der gegebenen Form also eine gemeinsame Abstraktion.</text:p>
        </text:list-item>
        <text:list-item>
          <text:p text:style-name="P6">(D) hat die Eigenschaften notwendig, wesentlich, stabil,<text:span text:style-name="T6"> und </text:span><text:s/>wiederholbar, die in den Kontexten verschieden interpretiert werden können. Die Eigenschaften stabil <text:span text:style-name="T6">und </text:span>wiederholbar beziehen sich auf raumzeitlich prozessuale Phänomene, die Eigenschaften notwendig <text:span text:style-name="T6">und </text:span><text:s/>wesentlich auf sozial stabilisierte Begründungsphänomene.</text:p>
        </text:list-item>
      </text:list>
      <text:p text:style-name="P2"><text:span text:style-name="T1">Es geht in </text:span><text:span text:style-name="T3">beiden </text:span><text:span text:style-name="T1">Fällen um raumzeitlich stabile Phänomene, also </text:span><text:span text:style-name="T3">nicht </text:span><text:span text:style-name="T1">um </text:span><text:span text:style-name="T3">Trends </text:span><text:span text:style-name="T1">(ich greife hier den Hinweis von M.S. Rubin auf, dass eine Unterscheidung von Gesetzen und Trends notwendig und wesentlich ist). Die Eigenschaften stabil und wiederholbar sind also </text:span><text:span text:style-name="T3">nicht </text:span><text:span text:style-name="T1">diskriminativ.</text:span></text:p>
      <text:p text:style-name="P1">Die Kontexte (KA) und (KB) müssen also insbesondere hinsichtlich ihrer <text:span text:style-name="T2">Verschiedenheit </text:span>sozial stabilisierender Begründungsprozess<text:span text:style-name="T6">e</text:span> genauer spezifiziert werden. Das ist nun einfach:</text:p>
      <text:p text:style-name="P1">(KA) ist ein <text:span text:style-name="T2">wissenschaftlicher Begründungszusammenhang</text:span>, in dem (A) erst im Rahmen einer umfassenderen Theorie (hier etwa der Newtonschen Mechanik) überhaupt kontextkonform begründet werden kann. Die Begriffe <text:span text:style-name="T2">notwendig </text:span>und <text:span text:style-name="T2">wesentlich </text:span>ergeben sich aus den Setzungen der umfassenderen Theorie.</text:p>
      <text:p text:style-name="P2"><text:span text:style-name="T1">(KB) ist ein </text:span><text:span text:style-name="T3">erfahrungsbasierter Begründungszusammenhang</text:span><text:span text:style-name="T1">, der sich (aus ingenieur-technischer und damit TRIZ-Sicht) in den interpersonalen Zusammenhang von Berufserfahrungen einordnet. Die Begriffe notwendig und wesentlich ergeben sich aus den legitimen Sinndeutungen (Berger/Luckmann) de</text:span><text:span text:style-name="T6">s</text:span><text:span text:style-name="T1"> </text:span><text:span text:style-name="T6">(jeweiligen) Berufsstands</text:span><text:span text:style-name="T1">.</text:span></text:p>
      <text:p text:style-name="P1"/>
      <text:h text:style-name="P3" text:outline-level="1">English Translation</text:h>
      <text:p text:style-name="P14">The TRIZ methodology can be applied not only to technical systems, but also to more general systems, including the TRIZ methodology system itself.</text:p>
      <text:p text:style-name="P5">Solve the following task:</text:p>
      <text:list xml:id="list316092909" text:style-name="L6">
        <text:list-item>
          <text:p text:style-name="P17">(D) (Sources: Petrov, Rubin; taken from a more general source). A law is a necessary, essential, stable, recurring relationship between phenomena in nature and society.</text:p>
        </text:list-item>
        <text:list-item>
          <text:p text:style-name="P17">(A) A leaf and a stone fall at the same speed (Galileo's statement).</text:p>
        </text:list-item>
        <text:list-item>
          <text:p text:style-name="P17">(B) A leaf and a stone fall at different speeds (everyday experience).</text:p>
        </text:list-item>
      </text:list>
      <text:p text:style-name="P5">According to (D), (A) and (B) are laws.</text:p>
      <text:p text:style-name="P5">Investigate whether this system is contradictory and, if so, solve the contradiction using the TRIZ methodology.</text:p>
      <text:p text:style-name="P14"/>
      <text:p text:style-name="P13">The following solution is proposed:</text:p>
      <text:list xml:id="list1472393907" text:style-name="L2">
        <text:list-item>
          <text:p text:style-name="P11"><text:span text:style-name="T1">(A) and (B) are contradictory </text:span><text:span text:style-name="T5">if put </text:span><text:span text:style-name="T1">in the same context, so a separation of conditions should be made. Conditions here are the contexts (KA) and (KB) </text:span><text:span text:style-name="T5">of </text:span><text:span text:style-name="T1">the respective statement.</text:span></text:p>
        </text:list-item>
        <text:list-item>
          <text:p text:style-name="P8">(D) is related to both contexts, <text:span text:style-name="T5">hence </text:span>it <text:span text:style-name="T5">has to be considered </text:span>a<text:span text:style-name="T5">s a</text:span> common abstraction.</text:p>
        </text:list-item>
        <text:list-item>
          <text:p text:style-name="P11"><text:span text:style-name="T1">(D) has the properties </text:span><text:span text:style-name="T3">necessary, essential, stable, repeatable</text:span><text:span text:style-name="T1">, which can be interpreted differently in </text:span><text:span text:style-name="T5">different </text:span><text:span text:style-name="T1">contexts. The properties </text:span><text:span text:style-name="T3">stable </text:span><text:span text:style-name="T5">and</text:span><text:span text:style-name="T1"> </text:span><text:span text:style-name="T3">repeatable </text:span><text:span text:style-name="T1">refer to spatiotemporal processual phenomena, the properties </text:span><text:span text:style-name="T3">necessary </text:span><text:span text:style-name="T5">and</text:span><text:span text:style-name="T1"> </text:span><text:span text:style-name="T3">essential </text:span><text:span text:style-name="T1">to socially stabilised phenomena of justification.</text:span></text:p>
        </text:list-item>
      </text:list>
      <text:p text:style-name="P1">In both cases, we are dealing with spatiotemporally stable phenomena, i.e. not with trends (here I take up M.S. Rubin's <text:span text:style-name="T5">point </text:span>that a distinction between laws and trends is necessary and essential). The properties <text:span text:style-name="T2">stable </text:span>and <text:span text:style-name="T2">repeatable </text:span>are thus non-discriminatory.</text:p>
      <text:p text:style-name="P1">The contexts (KA) and (KB) thus need to be specified more precisely, especially with regard to their difference <text:span text:style-name="T5">concerning </text:span>socially stabilising justification process<text:span text:style-name="T5">es</text:span>. This is now simple:</text:p>
      <text:p text:style-name="P1">(KA) is a scientific context of justification in which (A) can only be justified in conformity with the context within the framework of a more comprehensive theory (here, for example, Newtonian mechanics). The terms <text:span text:style-name="T2">necessary </text:span>and <text:span text:style-name="T2">essential </text:span>are derived from the settings of the more comprehensive theory.</text:p>
      <text:p text:style-name="P2"><text:span text:style-name="T1">(KB) is an experience-based context of justification, which (from an engineering and thus TRIZ point of view) fits into the interpersonal context of professional experiences. The terms </text:span><text:span text:style-name="T3">necessary </text:span><text:span text:style-name="T1">and </text:span><text:span text:style-name="T3">essential </text:span><text:span text:style-name="T1">result from the </text:span><text:span text:style-name="T3">legitimate interpretations of meaning </text:span><text:span text:style-name="T7">in the sense of </text:span><text:span text:style-name="T1">(Berger/Luckmann) </text:span><text:span text:style-name="T5">within </text:span><text:span text:style-name="T1">the </text:span><text:span text:style-name="T5">scope of the </text:span><text:span text:style-name="T1">profession.</text:span></text:p>
      <text:h text:style-name="P3" text:outline-level="1">Русский Перевод</text:h>
      <text:p text:style-name="P1">Методология ТРИЗ может применяться не только к техническим системам, но и к более общим системам, включая систему методологии ТРИЗ.</text:p>
      <text:p text:style-name="P5">Ставится следующее задание:</text:p>
      <text:list xml:id="list2540272162" text:style-name="L4">
        <text:list-item>
          <text:p text:style-name="P18">(D) (Источники: Петров, Рубин; адаптировано из более общего источника). Закон – это необходимая, существенная, стабильная, повторяющаяся связь между явлениями в природе и обществе.</text:p>
        </text:list-item>
        <text:list-item>
          <text:p text:style-name="P18">(А) Лист и камень падают с одинаковой скоростью (утверждение Галилея).</text:p>
        </text:list-item>
        <text:list-item>
          <text:p text:style-name="P18">(В) Лист и камень падают с разной скоростью (повседневный опыт).</text:p>
        </text:list-item>
      </text:list>
      <text:p text:style-name="P16">Согласно (D), (A) и (B) – это законы. </text:p>
      <text:p text:style-name="P5">Выясните, является ли эта система противоречивой, и если да, то разрешите противоречие, используя методологию ТРИЗ.</text:p>
      <text:p text:style-name="P1"/>
      <text:p text:style-name="P13">Предлагается следующее решение:</text:p>
      <text:list xml:id="list341415806" text:style-name="L3">
        <text:list-item>
          <text:p text:style-name="P9">(А) и (В) противоречат друг другу в одном и том же контексте, поэтому условия должны быть разделены. Условиями здесь являются контексты (KA) и (KB), в которых находится соответствующее заявление.</text:p>
        </text:list-item>
        <text:list-item>
          <text:p text:style-name="P9">(D) связан с обоими контекстами, поэтому в данной форме является общей абстракцией.</text:p>
        </text:list-item>
        <text:list-item>
          <text:p text:style-name="P10">(D) обладает свойствами <text:span text:style-name="T2">необходимо</text:span>, <text:span text:style-name="T2">существенно</text:span>, <text:span text:style-name="T2">стабильно </text:span>и <text:span text:style-name="T2">воспроизводимо</text:span>, которые могут быть истолкованы по-разному в различных контекстах. </text:p>
        </text:list-item>
      </text:list>
      <text:p text:style-name="P21"><text:span text:style-name="T1">Свойства </text:span><text:span text:style-name="T3">стабильно </text:span><text:span text:style-name="T8">и</text:span><text:span text:style-name="T1"> </text:span><text:span text:style-name="T3">воспроизводимо </text:span><text:span text:style-name="T1">относятся к пространственно-временным процессам, свойства </text:span><text:span text:style-name="T3">необходимо</text:span><text:span text:style-name="T8"> и</text:span><text:span text:style-name="T1"> </text:span><text:span text:style-name="T3">существенно</text:span><text:span text:style-name="T1"> </text:span><text:span text:style-name="T8">к </text:span><text:span text:style-name="T1">социально</text:span><text:span text:style-name="T8">й</text:span><text:span text:style-name="T1"> стабилиз</text:span><text:span text:style-name="T8">ации допустимых </text:span><text:span text:style-name="T1">оправдани</text:span><text:span text:style-name="T8">й</text:span><text:span text:style-name="T1">.</text:span></text:p>
      <text:p text:style-name="P19"><text:span text:style-name="T1">В обоих случаях мы имеем дело с пространственно-временно стабильными явлениями, то есть не с трендами (</text:span><text:span text:style-name="T8">следуя</text:span><text:span text:style-name="T1"> М.С. Рубин</text:span><text:span text:style-name="T8">у</text:span><text:span text:style-name="T1"> о том, что разграничение между законами и трендами необходимо и существенно). Таким образом, свойства </text:span><text:span text:style-name="T3">стабильно </text:span><text:span text:style-name="T1">и </text:span><text:span text:style-name="T3">воспроизводимо </text:span><text:span text:style-name="T1">недискриминационные.</text:span></text:p>
      <text:p text:style-name="P20"><text:span text:style-name="T1">Контексты (KA) и (KB), таким образом, должны быть уточнены, особенно с точки зрения их различия социально</text:span><text:span text:style-name="T8">й</text:span><text:span text:style-name="T1"> стабилиз</text:span><text:span text:style-name="T8">ации </text:span><text:span text:style-name="T1">процесс</text:span><text:span text:style-name="T8">ов</text:span><text:span text:style-name="T1"> обоснования. Теперь все просто:</text:span></text:p>
      <text:p text:style-name="P20"><text:span text:style-name="T1">(KA) – </text:span><text:span text:style-name="T8">содержит </text:span><text:span text:style-name="T4">процесс </text:span><text:span text:style-name="T3">обоснования</text:span><text:span text:style-name="T4"> в на</text:span><text:span text:style-name="T3">у</text:span><text:span text:style-name="T4">ке</text:span><text:span text:style-name="T1">, в котором (A) может быть обосновано только в контексте более широкой теории (здесь, скажем, ньютоновской механики). </text:span><text:span text:style-name="T8">Значение терминов </text:span><text:span text:style-name="T4">н</text:span><text:span text:style-name="T3">еобходим</text:span><text:span text:style-name="T4">о</text:span><text:span text:style-name="T3"> </text:span><text:span text:style-name="T1">и </text:span><text:span text:style-name="T3">существенн</text:span><text:span text:style-name="T4">о </text:span><text:span text:style-name="T1">вытекают из позиций более широкой теории.</text:span></text:p>
      <text:p text:style-name="P20"><text:span text:style-name="T1">(KB) – обоснования основаны на </text:span><text:span text:style-name="T3">професси</text:span><text:span text:style-name="T4">ональном</text:span><text:span text:style-name="T3"> </text:span><text:span text:style-name="T4">о</text:span><text:span text:style-name="T3">пыте</text:span><text:span text:style-name="T1">, который (с инженерной точки зрения и, следовательно, с точки зрения ТРИЗ) вписывается в межличностный контекст профессионально</text:span><text:span text:style-name="T8">й</text:span><text:span text:style-name="T1"> </text:span><text:span text:style-name="T8">практики</text:span><text:span text:style-name="T1">. </text:span><text:span text:style-name="T8">Значение терминов </text:span><text:span text:style-name="T4">н</text:span><text:span text:style-name="T3">еобходим</text:span><text:span text:style-name="T4">о</text:span><text:span text:style-name="T3"> </text:span><text:span text:style-name="T1">и </text:span><text:span text:style-name="T3">существенн</text:span><text:span text:style-name="T4">о </text:span><text:span text:style-name="T1">вытекают из </text:span><text:span text:style-name="T3">законного толкования смысла </text:span><text:span text:style-name="T9">как описано у </text:span><text:span text:style-name="T1">(Бергер/Лакманн) </text:span><text:span text:style-name="T9">в рамках данной </text:span><text:span text:style-name="T1">професси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6:42:26.609368123</meta:creation-date>
    <dc:date>2021-02-14T09:59:32.775915902</dc:date>
    <meta:editing-duration>PT55M32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3" meta:paragraph-count="51" meta:word-count="1006" meta:character-count="7175" meta:non-whitespace-character-count="6230"/>
  </office:meta>
</office:document-meta>
</file>